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officeooo:rsid="0012d82d" officeooo:paragraph-rsid="001f797d"/>
    </style:style>
    <style:style style:name="P3" style:family="paragraph" style:parent-style-name="Standard">
      <style:text-properties style:font-name="Arial" fo:font-style="italic" officeooo:rsid="002a54ab" officeooo:paragraph-rsid="002a54ab" style:font-style-asian="italic" style:font-style-complex="italic"/>
    </style:style>
    <style:style style:name="P4" style:family="paragraph" style:parent-style-name="Standard">
      <style:text-properties style:font-name="Arial" officeooo:rsid="002c1322" officeooo:paragraph-rsid="002c1322"/>
    </style:style>
    <style:style style:name="P5" style:family="paragraph" style:parent-style-name="Standard">
      <style:text-properties officeooo:paragraph-rsid="001f0b05"/>
    </style:style>
    <style:style style:name="P6" style:family="paragraph" style:parent-style-name="Standard">
      <style:text-properties fo:color="#000000" loext:opacity="100%" style:font-name="Ubuntu" fo:letter-spacing="normal" fo:font-weight="normal" officeooo:paragraph-rsid="001f0b05"/>
    </style:style>
    <style:style style:name="P7" style:family="paragraph" style:parent-style-name="Standard">
      <style:text-properties style:font-name="Arial" officeooo:rsid="0045099f" officeooo:paragraph-rsid="0045099f"/>
    </style:style>
    <style:style style:name="T1" style:family="text">
      <style:text-properties fo:font-style="italic" officeooo:rsid="002a54ab" style:font-style-asian="italic" style:font-style-complex="italic"/>
    </style:style>
    <style:style style:name="T2" style:family="text">
      <style:text-properties fo:font-style="italic" officeooo:rsid="0045099f" style:font-style-asian="italic" style:font-style-complex="italic"/>
    </style:style>
    <style:style style:name="T3" style:family="text">
      <style:text-properties style:font-name="Arial" officeooo:rsid="001f0b05"/>
    </style:style>
    <style:style style:name="T4" style:family="text">
      <style:text-properties style:font-name="Arial" officeooo:rsid="0029efd8"/>
    </style:style>
    <style:style style:name="T5" style:family="text">
      <style:text-properties officeooo:rsid="0012d82d"/>
    </style:style>
    <style:style style:name="T6" style:family="text">
      <style:text-properties officeooo:rsid="0028cb45"/>
    </style:style>
    <style:style style:name="T7" style:family="text">
      <style:text-properties officeooo:rsid="0014c8a9"/>
    </style:style>
    <style:style style:name="T8" style:family="text">
      <style:text-properties officeooo:rsid="002a54ab"/>
    </style:style>
    <style:style style:name="T9" style:family="text">
      <style:text-properties officeooo:rsid="00317719"/>
    </style:style>
    <style:style style:name="T10" style:family="text">
      <style:text-properties officeooo:rsid="0040c179"/>
    </style:style>
    <style:style style:name="T11" style:family="text">
      <style:text-properties officeooo:rsid="004509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<text:span text:style-name="T11">EEE Transactions on Medical I</text:span>maging</text:p>
      <text:p text:style-name="P1"/>
      <text:p text:style-name="P1">Editorial Office</text:p>
      <text:p text:style-name="P1"/>
      <text:p text:style-name="P1"><text:span text:style-name="T11">26</text:span><text:span text:style-name="T9">. </text:span><text:span text:style-name="T11">July</text:span>, 202<text:span text:style-name="T11">4</text:span></text:p>
      <text:p text:style-name="P1"/>
      <text:p text:style-name="P1"/>
      <text:p text:style-name="P1">Dear Editorial Board,</text:p>
      <text:p text:style-name="P1"/>
      <text:p text:style-name="P1">We would like to submit our manuscript entitled</text:p>
      <text:p text:style-name="P2"/>
      <text:p text:style-name="P7">High-Resolution Diffusion-Weighted Imaging with Self-Gated Zero-Shot Self-Supervised Reconstruction</text:p>
      <text:p text:style-name="P1"/>
      <text:p text:style-name="P1">for the consideration <text:span text:style-name="T8">of publication</text:span> in <text:span text:style-name="T1">I</text:span><text:span text:style-name="T2">EEE Transactions on Medical I</text:span><text:span text:style-name="T1">maging</text:span>.</text:p>
      <text:p text:style-name="P1"/>
      <text:p text:style-name="P4">Should you need any more information from me in order to consider our manuscript, please don’t hesitate to contact me.</text:p>
      <text:p text:style-name="P1"/>
      <text:p text:style-name="P1">Yours Sincerely,</text:p>
      <text:p text:style-name="P5"><text:span text:style-name="T4">Zhengguo</text:span><text:span text:style-name="T3"> Tan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4-07-26T15:56:58.669234626</dc:date>
    <meta:editing-duration>PT33M17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64" meta:character-count="456" meta:non-whitespace-character-count="402"/>
  </office:meta>
</office:document-meta>
</file>